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0d5935" officeooo:paragraph-rsid="000d5935"/>
    </style:style>
    <style:style style:name="P2" style:family="paragraph" style:parent-style-name="Standard">
      <style:text-properties fo:language="el" fo:country="GR" officeooo:rsid="000dd7b0" officeooo:paragraph-rsid="000dd7b0"/>
    </style:style>
    <style:style style:name="P3" style:family="paragraph" style:parent-style-name="Standard">
      <style:text-properties fo:language="el" fo:country="GR" officeooo:rsid="000fcb75" officeooo:paragraph-rsid="000fcb75"/>
    </style:style>
    <style:style style:name="P4" style:family="paragraph" style:parent-style-name="Standard">
      <style:text-properties fo:language="el" fo:country="GR" officeooo:rsid="001161e9" officeooo:paragraph-rsid="001161e9"/>
    </style:style>
    <style:style style:name="P5" style:family="paragraph" style:parent-style-name="Standard">
      <style:text-properties fo:language="el" fo:country="GR" officeooo:rsid="000d5935" officeooo:paragraph-rsid="000d5935"/>
    </style:style>
    <style:style style:name="P6" style:family="paragraph" style:parent-style-name="Standard">
      <style:text-properties fo:language="el" fo:country="GR" officeooo:rsid="001632a6" officeooo:paragraph-rsid="001632a6"/>
    </style:style>
    <style:style style:name="P7" style:family="paragraph" style:parent-style-name="Standard">
      <style:text-properties fo:language="el" fo:country="GR" officeooo:rsid="000dd7b0" officeooo:paragraph-rsid="000dd7b0"/>
    </style:style>
    <style:style style:name="P8" style:family="paragraph" style:parent-style-name="Standard">
      <style:text-properties fo:language="el" fo:country="GR" officeooo:rsid="000dd7b0" officeooo:paragraph-rsid="001632a6"/>
    </style:style>
    <style:style style:name="T1" style:family="text">
      <style:text-properties officeooo:rsid="000dd7b0"/>
    </style:style>
    <style:style style:name="T2" style:family="text">
      <style:text-properties officeooo:rsid="001632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Περιεχόμενα:</text:p>
      <text:p text:style-name="P1"/>
      <text:p text:style-name="P1">Κεφάλαιο 1: Ασφάλεια δικτύων</text:p>
      <text:p text:style-name="P1"/>
      <text:p text:style-name="P1">1.1 Η έννοια της ασφάλειας στα σύγχρονα δίκτυα</text:p>
      <text:p text:style-name="P1">1.2 Ο ρόλος της αρχιτεκτονικής δικτύων στην ασφάλεια</text:p>
      <text:p text:style-name="P1">1.3 Παλαιότερες (legacy) πρακτικές ασφάλειας δικτύων με VPNs</text:p>
      <text:p text:style-name="P1">1.4 Προβλήματα παραδοσιακών μεθόδων ασφάλειας</text:p>
      <text:p text:style-name="P2">1.5 Η ανάγκη για μία νέα προσέγγιση</text:p>
      <text:p text:style-name="P2"/>
      <text:p text:style-name="P6">Κεφάλαιο 2: Αυθεντικοποίηση χρηστών</text:p>
      <text:p text:style-name="P6"/>
      <text:p text:style-name="P6">2.1 Η ανάγη για αυθεντικοποίηση</text:p>
      <text:p text:style-name="P6">2.2 Τύποι αυθεντικοποίησης</text:p>
      <text:p text:style-name="P6"><text:s text:c="4"/>2.2.1 Αυθεντικοποίηση με χρήση κωδικών</text:p>
      <text:p text:style-name="P6"><text:s text:c="4"/>2.2.2 Αυθεντικοποίηση με χρήση βιομετρικών δεδομένων</text:p>
      <text:p text:style-name="P6"><text:s text:c="4"/>2.2.3 Αυθεντικοποίηση με χρήση tokens</text:p>
      <text:p text:style-name="P8"/>
      <text:p text:style-name="P1">Κεφάλαιο <text:span text:style-name="T2">3</text:span>: Αρχιτεκτονική <text:span text:style-name="T1">δικτύων </text:span>μηδενικής εμπιστοσύνης <text:span text:style-name="T1">(ZTNA)</text:span></text:p>
      <text:p text:style-name="P1"/>
      <text:p text:style-name="P1">2.1 <text:span text:style-name="T1">Βασικές αρχές ZTA</text:span></text:p>
      <text:p text:style-name="P2">2.2 Παραλαγές στην υλοποίηση ZTA</text:p>
      <text:p text:style-name="P2">2.3 Στοιχεία ZTA</text:p>
      <text:p text:style-name="P2">2.4 Ο αλγόριθμος εμπιστοσύνης</text:p>
      <text:p text:style-name="P3">2.5 Η αυθεντικοποίηση χρήστη στα δίκτυα ZTA</text:p>
      <text:p text:style-name="P4"><text:s text:c="4"/>2.5.1 Αυθεντικοποίηση πολλαπλών βημάτων</text:p>
      <text:p text:style-name="P4"><text:s text:c="4"/>2.5.2 Αυθεντικοποίηση με βιομετρικά δεδομένα</text:p>
      <text:p text:style-name="P1"/>
      <text:p text:style-name="P2">Κεφάλαιο <text:span text:style-name="T2">4</text:span>: Απειλές που πλήττουν την ZTA</text:p>
      <text:p text:style-name="P2"/>
      <text:p text:style-name="P2"><text:span text:style-name="T2">4</text:span>.1 Προβλήματα στο PEP, PE</text:p>
      <text:p text:style-name="P2"><text:span text:style-name="T2">4</text:span>.2 DoS</text:p>
      <text:p text:style-name="P2"><text:span text:style-name="T2">4</text:span>.3 Stolen credentials</text:p>
      <text:p text:style-name="P2"><text:span text:style-name="T2">4</text:span>.4 Προβλήματα στην εισαγωγή τεχνητής νοημοσύνης για αυτοματισμούς</text:p>
      <text:p text:style-name="P2"/>
      <text:p text:style-name="P1">Κεφάλαιο <text:span text:style-name="T2">5</text:span>: Μελέτη των περιπτώσεων Cloudfare και Beyond Corp</text:p>
      <text:p text:style-name="P1"/>
      <text:p text:style-name="P2">~~~ Συνοπτική παρουσίαση των white papers από τις αντίστοιχες εταιρίες ~~~</text:p>
      <text:p text:style-name="P1"/>
      <text:p text:style-name="P1">Κεφάλαιο <text:span text:style-name="T2">6</text:span>: Υλοποίηση ενός δικτύου μηδενικής εμπιστοσύνης</text:p>
      <text:p text:style-name="P1"/>
      <text:p text:style-name="P2">~~~ Περιγραφή του κώδικα και της αρχιτεκτονικής που υλοποιήσαμε ~~~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4:40:54.941197384</meta:creation-date>
    <dc:date>2023-01-18T19:21:33.912448833</dc:date>
    <meta:editing-duration>PT15M2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170" meta:character-count="1223" meta:non-whitespace-character-count="1063"/>
  </office:meta>
</office:document-meta>
</file>